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 svg:font-family="arial, sans-serif, tahoma, 'Microsoft YaHe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style:line-height-at-least="0.635cm" fo:text-indent="0cm" style:auto-text-indent="false"/>
    </style:style>
    <style:style style:name="T1" style:family="text">
      <style:text-properties fo:font-variant="normal" fo:text-transform="none" fo:color="#454545" style:font-name="arial" fo:font-size="10.5pt" fo:letter-spacing="normal" fo:font-style="normal" fo:font-weight="normal"/>
    </style:style>
    <style:style style:name="T2" style:family="text">
      <style:text-properties fo:font-variant="normal" fo:text-transform="none" fo:color="#454545" fo:letter-spacing="normal" style:font-name-asian="arial" style:font-size-asian="10.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AID</text:span><text:span text:style-name="T2">存储的方式多种多样。某些类型的</text:span><text:span text:style-name="T1">RAID</text:span><text:span text:style-name="T2">强调性能，某些则强调可靠性、容错或纠错能力。因此，可根据要完成的任务来选择类型。不过，所有的</text:span><text:span text:style-name="T1">RAID</text:span><text:span text:style-name="T2">系统共同的特点——也是其真正的优点则是“热交换”能力</text:span><text:span text:style-name="T1">:</text:span><text:span text:style-name="T2">用户可以取出一个存在缺陷的驱动器，并插入一个新的予以更换。对大多数类型的</text:span><text:span text:style-name="T1">RAID</text:span><text:span text:style-name="T2">来说，不必中断服务器或系统，就可以自动重建某个出现故障的磁盘上的数据。</text:span><text:line-break/><text:span text:style-name="T1">RAID</text:span><text:span text:style-name="T2">并非保护大量数据的唯一途径，但是，常规的备份和镜像软件速度较慢，而且，如果一个驱动器出现故障，则往往需要中断系统。即使磁盘不导致服务器中断，</text:span><text:span text:style-name="T1">IT</text:span><text:span text:style-name="T2">工作人员仍需要断掉服务器来更换驱动器。相反，</text:span><text:span text:style-name="T1">RAID</text:span><text:span text:style-name="T2">利用镜像或奇偶信息来从剩余的驱动器重建数据，不必中断系统。</text:span><text:line-break/><text:span text:style-name="T1">Level0</text:span><text:span text:style-name="T2">、</text:span><text:span text:style-name="T1">3</text:span><text:span text:style-name="T2">和</text:span><text:span text:style-name="T1">5</text:span><text:span text:style-name="T2">是三种最常见的</text:span><text:span text:style-name="T1">RAID</text:span><text:span text:style-name="T2">实施方式</text:span><text:span text:style-name="T1">:</text:span><text:line-break/><text:span text:style-name="T1">RAIDLevel0</text:span><text:span text:style-name="T2">即数据分割，是最基本的方式。在一个普通硬盘驱动器上，数据被存储在同一张盘的连续扇区上。</text:span><text:span text:style-name="T1">RAID0</text:span><text:span text:style-name="T2">至少使用两个磁盘驱动器，并将数据分成从</text:span><text:span text:style-name="T1">512</text:span><text:span text:style-name="T2">字节到数兆字节的若干块，这些数据块被交替写到磁盘中。第</text:span><text:span text:style-name="T1">1</text:span><text:span text:style-name="T2">段被写到磁盘</text:span><text:span text:style-name="T1">1</text:span><text:span text:style-name="T2">中，第</text:span><text:span text:style-name="T1">2</text:span><text:span text:style-name="T2">段被写到磁盘</text:span><text:span text:style-name="T1">2</text:span><text:span text:style-name="T2">中，如此等等。当系统到达阵列中的最后一个磁盘时，就写到磁盘</text:span><text:span text:style-name="T1">1</text:span><text:span text:style-name="T2">的下一分段，以下如此。分割数据将</text:span><text:span text:style-name="T1">I/O</text:span><text:span text:style-name="T2">负载平均分配到所有的驱动器。由于驱动器可以同时写或读，性能得以显著提高。但是，它却没有数据保护能力。如果一个磁盘出故障，数据就会丢失。</text:span><text:span text:style-name="T1">RAID 0</text:span><text:span text:style-name="T2">不适用于关键任务环境，但是，它却非常适合于视频生产和编辑或图像编辑。</text:span><text:line-break/><text:span text:style-name="T1">RAIDLevel3</text:span><text:span text:style-name="T2">包括数据分割，另外，它还指定一个驱动器来存储奇偶信息。这就提供了某种容错功能，在数据密集型环境或单一用户环境中尤其有益于访问较长的连续记录。</text:span><text:span text:style-name="T1">RAID 3</text:span><text:span text:style-name="T2">需要同步主轴驱动器来预防较短记录的性能下降。</text:span><text:line-break/><text:span text:style-name="T1">RAIDLevel5</text:span><text:span text:style-name="T2">类似于</text:span><text:span text:style-name="T1">Level0</text:span><text:span text:style-name="T2">，但是它不是将数据分成块，而是将每个字节的位拆分到多个磁盘。这样会增加管理费用，但是，如果一个磁盘出现故障，则它可以更换，数据可以从奇偶和纠错码中重建。</text:span><text:span text:style-name="T1">RAID 5</text:span><text:span text:style-name="T2">包括所有的读</text:span><text:span text:style-name="T1">/</text:span><text:span text:style-name="T2">写运行。它需要三到五个磁盘来组成阵列，最适合于不需要关键特性或几乎不进行写操作的多用户系统。</text:span><text:line-break/><text:span text:style-name="T2">其它不常见的</text:span><text:span text:style-name="T1">RAID</text:span><text:span text:style-name="T2">类型</text:span><text:span text:style-name="T1">:</text:span><text:line-break/><text:span text:style-name="T1">RAIDLevel1</text:span><text:span text:style-name="T2">是磁盘镜像——写到磁盘</text:span><text:span text:style-name="T1">1</text:span><text:span text:style-name="T2">中的一切也写到磁盘</text:span><text:span text:style-name="T1">2</text:span><text:span text:style-name="T2">中，从任何一个磁盘都可以读取。这样就提供了即时备份，但需要的磁盘驱动器数量最多，不能提高性能。</text:span><text:span text:style-name="T1">RAID 1</text:span><text:span text:style-name="T2">在多用户系统中提供最佳性能和容错能力，是最容易实施的配置，这最适用于财务处理、工资单、金融和高可用数据环境。</text:span><text:line-break/><text:span text:style-name="T1">RAIDLevel2</text:span><text:span text:style-name="T2">是为大型机和超级计算机开发的。它可在工作不中断的情况下纠正数据，但是，</text:span><text:span text:style-name="T1">RAID2</text:span><text:span text:style-name="T2">倾向于较高的数据校验和纠错率。</text:span><text:line-break/><text:span text:style-name="T1">RAIDLevel4</text:span><text:span text:style-name="T2">包括较大的数据条，这样，就可以从任何驱动器读取记录。由于这种类型缺乏对多种同时写操作的支持，因而，几乎不使用。</text:span><text:line-break/><text:span text:style-name="T1">RAIDLevel6</text:span><text:span text:style-name="T2">几乎没有进行商用。它使用一种分配在不同的驱动器上的第二种奇偶方案，扩展了</text:span><text:span text:style-name="T1">RAID5</text:span><text:span text:style-name="T2">。它能承受多个驱动器同时出现故障，但是，性能——尤其是写操作却很差，而且，系统需要一个极为复杂的控制器。</text:span><text:line-break/><text:span text:style-name="T1">RAIDLevel7</text:span><text:span text:style-name="T2">有一个实时嵌入操作系统用作控制器，一个高速总线用于缓存。它提供快速的</text:span><text:span text:style-name="T1">I/O</text:span><text:span text:style-name="T2">，但是价格昂贵。</text:span><text:line-break/><text:span text:style-name="T1">RAIDLevel10</text:span><text:span text:style-name="T2">由数据条阵列组成，其中，每个条都是驱动器的一个</text:span><text:span text:style-name="T1">RAID1</text:span><text:span text:style-name="T2">阵列。它与</text:span><text:span text:style-name="T1">RAID1</text:span><text:span text:style-name="T2">的容错能力相同，面向需要高性能和冗余，但不需要高容量的数据库服务器。</text:span><text:line-break/><text:span text:style-name="T1">RAIDLevel53</text:span><text:span text:style-name="T2">是最新的一种类型，实施情况同</text:span><text:span text:style-name="T1">Level0</text:span><text:span text:style-name="T2">数据条阵列，其中，每一段都是一个</text:span><text:span text:style-name="T1">RAID3</text:span><text:span text:style-name="T2">阵列。</text:span><text:soft-page-break/><text:span text:style-name="T2">它的冗余与容错能力同</text:span><text:span text:style-name="T1">RAID3</text:span><text:span text:style-name="T2">。这对需要具有高数据传输率的</text:span><text:span text:style-name="T1">RAID 3</text:span><text:span text:style-name="T2">配置的</text:span><text:span text:style-name="T1">IT</text:span><text:span text:style-name="T2">系统有益，但是它价格昂贵、效率偏低。</text:span><text:line-break/><text:line-break/><text:span text:style-name="T1">RAID</text:span><text:span text:style-name="T2">是独立磁盘冗余阵列的缩写。</text:span><text:line-break/><text:span text:style-name="T1">RAID</text:span><text:span text:style-name="T2">旨在通过提供一个廉价和冗余的磁盘系统来彻底改变计算机管理和存取大容量存储器中数据的方式。它曾被称为廉价磁盘冗余阵列（</text:span><text:span text:style-name="T1">RAID</text:span><text:span text:style-name="T2">）。</text:span><text:span text:style-name="T1">RAID</text:span><text:span text:style-name="T2">将数据写入多个廉价磁盘，而不是写入单个大容量昂贵（</text:span><text:span text:style-name="T1">SIED</text:span><text:span text:style-name="T2">）。最初</text:span><text:span text:style-name="T1">RAID</text:span><text:span text:style-name="T2">代表廉价磁盘冗余阵列，但现在已改为独立磁盘冗余阵列。</text:span><text:line-break/><text:span text:style-name="T1">RAID</text:span><text:span text:style-name="T2">基本原理</text:span><text:line-break/><text:span text:style-name="T1">RAID</text:span><text:span text:style-name="T2">通过条带化存储和奇偶校验两个措施来实现其冗余和容错的目标。条带化存储意味着可以一次写入一个数据块的方式将文件写入多个磁盘。条带化存储技术将数据分开写入多个驱动器，从而提高数据传输速率并缩短磁盘处理总时间。这种系统非常适用于交易处理、但可靠性却很差，因为系统的可靠性等于最差的单个驱动器的可靠性。</text:span><text:line-break/><text:span text:style-name="T2">组件</text:span><text:line-break/><text:span text:style-name="T1">RAID</text:span><text:span text:style-name="T2">的主要组件是磁盘阵列控制器</text:span><text:span text:style-name="T1">(DAC)</text:span><text:span text:style-name="T2">和由</text:span><text:span text:style-name="T1">5</text:span><text:span text:style-name="T2">个磁盘组成的队列。数据被条带化存储在全部</text:span><text:span text:style-name="T1">5</text:span><text:span text:style-name="T2">个磁盘上，用奇偶校验来恢复故障磁盘。</text:span><text:span text:style-name="T1">RAID</text:span><text:span text:style-name="T2">有多个不同的等级。某些</text:span><text:span text:style-name="T1">RAID</text:span><text:span text:style-name="T2">等级用来提高速度，某些用来提供保护，而</text:span><text:span text:style-name="T1">RAID-5</text:span><text:span text:style-name="T2">则结合了两方面的优势。我们将对它们进行逐一论述。</text:span><text:line-break/><text:span text:style-name="T2">条带化存储数据</text:span><text:line-break/><text:span text:style-name="T2">以前，计算机只将文件写入一个磁盘。条带化存储使您能够拆分文件并将不同的片段同时写入多个磁盘。如果您的文件有</text:span><text:span text:style-name="T1">5</text:span><text:span text:style-name="T2">个数据块，并将它们条带化存储到</text:span><text:span text:style-name="T1">5</text:span><text:span text:style-name="T2">个磁盘中，每个数据块将同时写入各自的磁盘。如果您有</text:span><text:span text:style-name="T1">5</text:span><text:span text:style-name="T2">个</text:span><text:span text:style-name="T1">OLTP</text:span><text:span text:style-name="T2">交易，每个小于一个数据块，您就可以同时处理</text:span><text:span text:style-name="T1">5</text:span><text:span text:style-name="T2">个不同的交易。</text:span><text:line-break/><text:span text:style-name="T2">大多数</text:span><text:span text:style-name="T1">RAID</text:span><text:span text:style-name="T2">等级在数据块级进行条带化存储，但</text:span><text:span text:style-name="T1">RAID</text:span><text:span text:style-name="T2">也可以在位或字节级进行条带化存储。数据块的大小由系统管理员决定，并被称为基带条深度。</text:span><text:line-break/><text:span text:style-name="T2">为了最大限度地提高磁盘阵列子系统的交易能力，数据必须同时写入多个驱动器或同时从多个驱动器读取。为实现这一点，用户数据块被条带化存储在整个驱动器阵列上。一个基带条包括一列扇区（每扇区含</text:span><text:span text:style-name="T1">512</text:span><text:span text:style-name="T2">个字节），这些扇区位于阵列中每个磁盘上的相同位置。基带条深度（即每一数据块中的扇区数）由子系统软件定义。</text:span><text:line-break/><text:span text:style-name="T2">基带条深度对性能有直接影响，因为深度太浅就需要系统执行比实际需要更多的</text:span><text:span text:style-name="T1">I/O</text:span><text:span text:style-name="T2">命令。如果规定深度太大，处理器的多任务能力以及多驱动器所带来的诸多益处可能会被抵销。</text:span><text:line-break/><text:span text:style-name="T2">在一个理想的交易环境中，来自主机的每个请求都只涉及一个驱动器，这可以实现多个驱动器的多个并发交易。 </text:span><text:line-break/><text:span text:style-name="T2">将数据条带化存储到阵列驱动器解决了前面所述的一个系统驱动器超负荷运行而另一个空闲的问题。数据条带化存储避免了使用专用驱动器，并确保数据处理负载在可用的驱动器间平均分配，同时通过同时写入多个数据块而提高了性能。</text:span><text:line-break/><text:span text:style-name="T2">奇偶校验</text:span><text:line-break/><text:line-break/><text:span text:style-name="T2">人们经常混淆奇偶校验和镜像（或映像）。镜像涉及制作</text:span><text:soft-page-break/><text:span text:style-name="T2">磁盘的拷贝。镜像是将数据同时写入两个驱动器的技术。因为两个驱动器中的任何一个都可以完成同一任务，所以这些系统具有优异的可靠性，并可获得出色的交易处理结果。但代价是必须购买两个驱动器而只得到一个驱动器的容量。镜像的开销为</text:span><text:span text:style-name="T1">100</text:span><text:span text:style-name="T2">％，或是双倍磁盘空间。如果一个磁盘发生故障，镜像磁盘将接替它进行运行。</text:span><text:line-break/><text:line-break/><text:span text:style-name="T2">奇偶校验提供与镜像相同的一般保护，但开销较少。如果一个用户具有由</text:span><text:span text:style-name="T1">5</text:span><text:span text:style-name="T2">个磁盘组成的阵列，其中</text:span><text:span text:style-name="T1">4</text:span><text:span text:style-name="T2">个用于存储数据而</text:span><text:span text:style-name="T1">1</text:span><text:span text:style-name="T2">个用于奇偶校验。它的开销仅为</text:span><text:span text:style-name="T1">20</text:span><text:span text:style-name="T2">％，当需要考虑成本时，这是一个很大的优势。</text:span><text:line-break/><text:line-break/><text:span text:style-name="T2">计算机只用</text:span><text:span text:style-name="T1">0</text:span><text:span text:style-name="T2">和</text:span><text:span text:style-name="T1">1</text:span><text:span text:style-name="T2">来表示数据。异或（</text:span><text:span text:style-name="T1">XOR</text:span><text:span text:style-name="T2">）是进行奇偶校验的一种方法。从每个磁盘中取出一位（</text:span><text:span text:style-name="T1">0</text:span><text:span text:style-name="T2">和</text:span><text:span text:style-name="T1">1</text:span><text:span text:style-name="T2">）并相加。如果和为偶数，则奇偶为被置为</text:span><text:span text:style-name="T1">0</text:span><text:span text:style-name="T2">；如果和为奇数，则奇偶位被置为</text:span><text:span text:style-name="T1">1</text:span><text:span text:style-name="T2">。</text:span><text:line-break/><text:line-break/><text:span text:style-name="T2">根据</text:span><text:span text:style-name="T1">RAID</text:span><text:span text:style-name="T2">等级，奇偶校验即可保存到一个磁盘上，也可分配到所有磁盘上。当您使用</text:span><text:span text:style-name="T1">5</text:span><text:span text:style-name="T2">个磁盘时，每种方式的奇偶校验占磁盘空间的</text:span><text:span text:style-name="T1">1/5</text:span><text:span text:style-name="T2">或</text:span><text:span text:style-name="T1">20</text:span><text:span text:style-name="T2">％。当使用</text:span><text:span text:style-name="T1">3</text:span><text:span text:style-name="T2">个磁盘时，占</text:span><text:span text:style-name="T1">1/3</text:span><text:span text:style-name="T2">或</text:span><text:span text:style-name="T1">33</text:span><text:span text:style-name="T2">％。</text:span><text:line-break/><text:line-break/><text:span text:style-name="T1">RAID</text:span><text:span text:style-name="T2">配置等级</text:span><text:line-break/><text:line-break/><text:span text:style-name="T2">目前业界公认有</text:span><text:span text:style-name="T1">6</text:span><text:span text:style-name="T2">个</text:span><text:span text:style-name="T1">RAID</text:span><text:span text:style-name="T2">配置等级，并将它们规定为</text:span><text:span text:style-name="T1">RAID0</text:span><text:span text:style-name="T2">到</text:span><text:span text:style-name="T1">RAID5</text:span><text:span text:style-name="T2">。每个</text:span><text:span text:style-name="T1">RAID</text:span><text:span text:style-name="T2">等级分别针对速度、保护或两者的结合而设计。</text:span><text:span text:style-name="T1">RAID</text:span><text:span text:style-name="T2">等级包括：</text:span><text:line-break/><text:line-break/><text:span text:style-name="T1">RAID 0 ――</text:span><text:span text:style-name="T2">数据条带化存储阵列</text:span><text:line-break/><text:span text:style-name="T1">RAID 1 ――</text:span><text:span text:style-name="T2">镜像磁盘阵列</text:span><text:line-break/><text:span text:style-name="T1">RAID 2 ――</text:span><text:span text:style-name="T2">并行阵列，汉明码</text:span><text:line-break/><text:span text:style-name="T1">RAID 3 ――</text:span><text:span text:style-name="T2">带奇偶校验的并行阵列</text:span><text:line-break/><text:span text:style-name="T1">RAID 4 ――</text:span><text:span text:style-name="T2">带专用奇偶校验驱动器的磁盘阵列</text:span><text:line-break/><text:span text:style-name="T1">RAID 5 ――</text:span><text:span text:style-name="T2">磁盘阵列，所有驱动器均包括奇偶校验</text:span><text:line-break/><text:span text:style-name="T2">最常用的</text:span><text:span text:style-name="T1">RAID</text:span><text:span text:style-name="T2">等级为</text:span><text:span text:style-name="T1">RAID-0</text:span><text:span text:style-name="T2">、</text:span><text:span text:style-name="T1">RAID-2</text:span><text:span text:style-name="T2">和</text:span><text:span text:style-name="T1">RAID-5</text:span><text:span text:style-name="T2">。下面对其进行详细说明</text:span><text:line-break/><text:line-break/><text:span text:style-name="T1">RAID-0</text:span><text:span text:style-name="T2">数据条带化存储阵列</text:span><text:line-break/><text:line-break/><text:span text:style-name="T1">RAID-0</text:span><text:span text:style-name="T2">将数据条带化存储到所有驱动器上，但没有采用奇偶校验。如果其中一个磁盘发生故障，数据必须从备份重新存储到全部</text:span><text:span text:style-name="T1">5</text:span><text:span text:style-name="T2">个磁盘上。这种</text:span><text:span text:style-name="T1">RAID</text:span><text:span text:style-name="T2">旨在提高速度，在所有</text:span><text:span text:style-name="T1">RAID</text:span><text:span text:style-name="T2">中速度最快，但是提供的保护最少。</text:span><text:line-break/><text:line-break/><text:span text:style-name="T1">RAID-1</text:span><text:span text:style-name="T2">透明或条带化存储镜像</text:span><text:line-break/><text:line-break/><text:span text:style-name="T1">RAID-1</text:span><text:span text:style-name="T2">技术要求每个原始数据磁盘都有一个镜像磁盘。原始磁盘和镜像的内容完全一样。</text:span><text:span text:style-name="T1">RAID-1</text:span><text:span text:style-name="T2">能够提供最好的数据保护，但是速度不如</text:span><text:span text:style-name="T1">RAID0</text:span><text:span text:style-name="T2">和</text:span><text:span text:style-name="T1">5</text:span><text:span text:style-name="T2">。</text:span><text:line-break/><text:line-break/><text:span text:style-name="T2">在数据写到原始磁盘上的同时也会写到镜像磁盘上。这一镜像过程对于用户是不可见的。因此</text:span><text:span text:style-name="T1">RAID-1</text:span><text:span text:style-name="T2">又</text:span><text:soft-page-break/><text:span text:style-name="T2">称为透明镜像。用户可以设置</text:span><text:span text:style-name="T1">RAID-1</text:span><text:span text:style-name="T2">以将数据写人一个磁盘，并将该磁盘镜像化；或者也可以将它条带化存储到多个磁盘上，每个条带化存储的磁盘都有一个镜像拷贝。这称为条带化存储镜像、</text:span><text:span text:style-name="T1">RAID1+0</text:span><text:span text:style-name="T2">、</text:span><text:span text:style-name="T1">RAID10,</text:span><text:span text:style-name="T2">在有些情况下也称为</text:span><text:span text:style-name="T1">RAID6</text:span><text:span text:style-name="T2">。</text:span><text:line-break/><text:line-break/><text:span text:style-name="T1">RAID-5</text:span><text:span text:style-name="T2">磁盘阵列，奇偶校验散布</text:span><text:line-break/><text:line-break/><text:span text:style-name="T1">RAID-5</text:span><text:span text:style-name="T2">将数据以数据块形式进行条带化存储，同时还采用了奇偶校验。利用</text:span><text:span text:style-name="T1">RAID-5</text:span><text:span text:style-name="T2">技术，用户信息和奇偶校验可以合并到阵列中的每个磁盘上。可以进行独立和</text:span><text:span text:style-name="T1">/</text:span><text:span text:style-name="T2">或并行的数据读写操作。该</text:span><text:span text:style-name="T1">RAID</text:span><text:span text:style-name="T2">是所有</text:span><text:span text:style-name="T1">RAID</text:span><text:span text:style-name="T2">中使用最广泛。</text:span><text:span text:style-name="T1">RAID-5</text:span><text:span text:style-name="T2">没有</text:span><text:span text:style-name="T1">RAID-0</text:span><text:span text:style-name="T2">那么快，也没有提供象</text:span><text:span text:style-name="T1">RAID-1</text:span><text:span text:style-name="T2">镜像那样多的保护。但是</text:span><text:span text:style-name="T1">RAID-5</text:span><text:span text:style-name="T2">同时提供良好的速度和保护。这就是为什么它往往成为人们所选择的</text:span><text:span text:style-name="T1">RAID</text:span><text:span text:style-name="T2">等级。</text:span><text:line-break/><text:line-break/><text:span text:style-name="T1">RAID</text:span><text:span text:style-name="T2">磁盘阵列组件</text:span><text:line-break/><text:line-break/><text:span text:style-name="T1">RAID</text:span><text:span text:style-name="T2">磁盘阵列的主要组件是磁盘阵列控制器、</text:span><text:span text:style-name="T1">5</text:span><text:span text:style-name="T2">个</text:span><text:span text:style-name="T1">SCSI</text:span><text:span text:style-name="T2">通道、以及一个或多个磁盘阵列列队。通常有两个磁盘阵列控制器（</text:span><text:span text:style-name="T1">DAC</text:span><text:span text:style-name="T2">）作为一组进行工作。这种实施过去常常由一个主动</text:span><text:span text:style-name="T1">DAC</text:span><text:span text:style-name="T2">和一个被动</text:span><text:span text:style-name="T1">DAC</text:span><text:span text:style-name="T2">可能发生故障时，另一个就会控制所有磁盘列队。下图中有两个</text:span><text:span text:style-name="T1">DAC</text:span><text:span text:style-name="T2">，它们共同控制</text:span><text:span text:style-name="T1">4</text:span><text:span text:style-name="T2">个磁盘列队。您可以将磁盘配置成任何所支持的</text:span><text:span text:style-name="T1">RAID</text:span><text:span text:style-name="T2">等级。您甚至可以打乱磁盘而在一个列队中配置多个</text:span><text:span text:style-name="T1">RAID</text:span><text:span text:style-name="T2">。</text:span><text:line-break/><text:line-break/><text:span text:style-name="T2">内置</text:span><text:span text:style-name="T1">/</text:span><text:span text:style-name="T2">外置磁盘阵列</text:span><text:line-break/><text:line-break/><text:span text:style-name="T2">以前磁盘阵列是通过一跟电缆专门连接到主机，并且始终置于一个外部机箱中。外置磁盘阵列的</text:span><text:span text:style-name="T1">SCSI</text:span><text:span text:style-name="T2">长度限度在大约</text:span><text:span text:style-name="T1">80</text:span><text:span text:style-name="T2">英寸或</text:span><text:span text:style-name="T1">25</text:span><text:span text:style-name="T2">米左右。可以利用一个中继器将长度延长</text:span><text:span text:style-name="T1">25</text:span><text:span text:style-name="T2">米，但是这样做将损失</text:span><text:span text:style-name="T1">5</text:span><text:span text:style-name="T2">％的性能。</text:span><text:line-break/><text:line-break/><text:span text:style-name="T2">目前许多计算机采用内置</text:span><text:span text:style-name="T1">RAID</text:span><text:span text:style-name="T2">。</text:span><text:span text:style-name="T1">CPU</text:span><text:span text:style-name="T2">与磁盘在内部进行通信，但基本原理仍然是一样的。无论是内置或是外置，磁盘阵列都有一个或两个磁盘阵列控制器控制的磁盘队列。 牢记要点</text:span><text:line-break/><text:line-break/><text:span text:style-name="T1">RAID</text:span><text:span text:style-name="T2">用于提高数据性能、可靠性和可用性。</text:span><text:line-break/><text:span text:style-name="T2">条带化存储、奇偶校验和镜像是</text:span><text:span text:style-name="T1">RAID</text:span><text:span text:style-name="T2">系统的三个主要功能。</text:span><text:line-break/><text:span text:style-name="T1">RAID</text:span><text:span text:style-name="T2">执行的功能对于操作系统是透明的。</text:span><text:line-break/><text:span text:style-name="T2">系统通常由磁盘列队定义，每个磁盘列队包括</text:span><text:span text:style-name="T1">5</text:span><text:span text:style-name="T2">个磁盘并与一个或两个磁盘阵列控制器连接。</text:span><text:line-break/><text:span text:style-name="T2">不同等级的</text:span><text:span text:style-name="T1">RAID</text:span><text:span text:style-name="T2">提供不同的速度和不同程度的数据保护。</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 svg:font-family="arial, sans-serif, tahoma, 'Microsoft YaHe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0M38S</meta:editing-duration>
    <meta:editing-cycles>3</meta:editing-cycles>
    <meta:generator>OpenOffice.org/3.2$Win32 OpenOffice.org_project/320m18$Build-9502</meta:generator>
    <dc:date>2015-07-27T17:12:10.21</dc:date>
    <meta:document-statistic meta:table-count="0" meta:image-count="0" meta:object-count="0" meta:page-count="4" meta:paragraph-count="1" meta:word-count="361" meta:character-count="4404"/>
    <dc:creator>Franklin Zhang</dc:creator>
    <meta:user-defined meta:name="Info 1"/>
    <meta:user-defined meta:name="Info 2"/>
    <meta:user-defined meta:name="Info 3"/>
    <meta:user-defined meta:name="Info 4"/>
  </office:meta>
</office:document-meta>
</file>